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6" style:display-name="1._Installatie_voorbereiden.6" style:family="table-row">
      <style:table-row-properties style:min-row-height="0.423cm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2c12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b24ff"/>
    </style:style>
    <style:style style:name="P5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a613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f9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68c3b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e8f0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3" style:family="paragraph" style:parent-style-name="Standard">
      <style:text-properties officeooo:paragraph-rsid="0b0ddd8e"/>
    </style:style>
    <style:style style:name="P24" style:family="paragraph" style:parent-style-name="Standard">
      <style:text-properties officeooo:paragraph-rsid="04f68805"/>
    </style:style>
    <style:style style:name="P2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cdab4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style:text-properties officeooo:rsid="0dde9a1c" officeooo:paragraph-rsid="0dde9a1c"/>
    </style:style>
    <style:style style:name="P28" style:family="paragraph" style:parent-style-name="Standard">
      <style:text-properties officeooo:rsid="0dde9a1c" officeooo:paragraph-rsid="0f28fb61"/>
    </style:style>
    <style:style style:name="P29" style:family="paragraph" style:parent-style-name="Standard">
      <style:text-properties officeooo:rsid="0dde9a1c" officeooo:paragraph-rsid="0ddfbc49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50471e"/>
    </style:style>
    <style:style style:name="P31" style:family="paragraph" style:parent-style-name="Footnote">
      <style:text-properties officeooo:rsid="043ccc66" officeooo:paragraph-rsid="0dca2508"/>
    </style:style>
    <style:style style:name="P32" style:family="paragraph" style:parent-style-name="Footnote">
      <style:text-properties officeooo:rsid="043ccc66" officeooo:paragraph-rsid="0e5afad8"/>
    </style:style>
    <style:style style:name="P33" style:family="paragraph" style:parent-style-name="Standard">
      <style:paragraph-properties fo:text-align="center" style:justify-single-word="false"/>
      <style:text-properties officeooo:paragraph-rsid="0cc50ec9"/>
    </style:style>
    <style:style style:name="P34" style:family="paragraph" style:parent-style-name="Standard">
      <style:paragraph-properties fo:text-align="center" style:justify-single-word="false"/>
      <style:text-properties officeooo:paragraph-rsid="0eb4913f"/>
    </style:style>
    <style:style style:name="P35" style:family="paragraph" style:parent-style-name="Standard">
      <style:paragraph-properties fo:text-align="center" style:justify-single-word="false"/>
      <style:text-properties officeooo:paragraph-rsid="0daef67d"/>
    </style:style>
    <style:style style:name="P36" style:family="paragraph" style:parent-style-name="Standard">
      <style:paragraph-properties fo:text-align="center" style:justify-single-word="false"/>
      <style:text-properties officeooo:paragraph-rsid="0db0d4d1"/>
    </style:style>
    <style:style style:name="P37" style:family="paragraph" style:parent-style-name="Standard">
      <style:paragraph-properties fo:text-align="center" style:justify-single-word="false"/>
      <style:text-properties officeooo:paragraph-rsid="0cc5fe5b"/>
    </style:style>
    <style:style style:name="P38" style:family="paragraph" style:parent-style-name="Standard">
      <style:paragraph-properties fo:text-align="center" style:justify-single-word="false"/>
      <style:text-properties officeooo:paragraph-rsid="0d1ec96e"/>
    </style:style>
    <style:style style:name="P39" style:family="paragraph" style:parent-style-name="Standard">
      <style:paragraph-properties fo:text-align="center" style:justify-single-word="false"/>
      <style:text-properties officeooo:paragraph-rsid="0d804757"/>
    </style:style>
    <style:style style:name="P40" style:family="paragraph" style:parent-style-name="Standard">
      <style:paragraph-properties fo:text-align="center" style:justify-single-word="false"/>
      <style:text-properties officeooo:paragraph-rsid="0dce9327"/>
    </style:style>
    <style:style style:name="P41" style:family="paragraph" style:parent-style-name="Standard">
      <style:paragraph-properties fo:text-align="center" style:justify-single-word="false"/>
      <style:text-properties officeooo:paragraph-rsid="10209d19"/>
    </style:style>
    <style:style style:name="P42" style:family="paragraph" style:parent-style-name="Standard">
      <style:paragraph-properties fo:text-align="center" style:justify-single-word="false"/>
      <style:text-properties officeooo:paragraph-rsid="0cc79a2d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4" style:family="paragraph" style:parent-style-name="Footnote">
      <style:text-properties officeooo:paragraph-rsid="1017aee8"/>
    </style:style>
    <style:style style:name="P45" style:family="paragraph" style:parent-style-name="Standard">
      <style:text-properties officeooo:paragraph-rsid="102506d2"/>
    </style:style>
    <style:style style:name="P46" style:family="paragraph" style:parent-style-name="Standard">
      <style:text-properties officeooo:paragraph-rsid="1025e89a"/>
    </style:style>
    <style:style style:name="P47" style:family="paragraph" style:parent-style-name="Footnote">
      <style:text-properties officeooo:paragraph-rsid="100fd683"/>
    </style:style>
    <style:style style:name="P48" style:family="paragraph" style:parent-style-name="Standard">
      <style:text-properties officeooo:paragraph-rsid="10296633"/>
    </style:style>
    <style:style style:name="P49" style:family="paragraph" style:parent-style-name="Standard">
      <style:text-properties officeooo:paragraph-rsid="1042c12e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41ddc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e28e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2" style:family="paragraph" style:parent-style-name="Footnote">
      <style:text-properties officeooo:paragraph-rsid="1056c877"/>
    </style:style>
    <style:style style:name="P53" style:family="paragraph" style:parent-style-name="Footnote">
      <style:text-properties officeooo:paragraph-rsid="0fa0a8ea"/>
    </style:style>
    <style:style style:name="P54" style:family="paragraph" style:parent-style-name="Standard">
      <style:text-properties officeooo:paragraph-rsid="1009cb98"/>
    </style:style>
    <style:style style:name="P55" style:family="paragraph" style:parent-style-name="Standard">
      <style:text-properties officeooo:paragraph-rsid="105b24ff"/>
    </style:style>
    <style:style style:name="P56" style:family="paragraph" style:parent-style-name="Standard">
      <style:text-properties officeooo:paragraph-rsid="0c819a59"/>
    </style:style>
    <style:style style:name="P57" style:family="paragraph" style:parent-style-name="Standard">
      <style:text-properties officeooo:paragraph-rsid="0c8364eb"/>
    </style:style>
    <style:style style:name="P58" style:family="paragraph" style:parent-style-name="Standard">
      <style:text-properties officeooo:paragraph-rsid="0ddfbc49"/>
    </style:style>
    <style:style style:name="P59" style:family="paragraph" style:parent-style-name="Standard">
      <style:text-properties officeooo:paragraph-rsid="105e8f0b"/>
    </style:style>
    <style:style style:name="P60" style:family="paragraph" style:parent-style-name="Standard">
      <style:text-properties officeooo:paragraph-rsid="0a0f8417"/>
    </style:style>
    <style:style style:name="P6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3" style:family="paragraph" style:parent-style-name="Standard" style:list-style-name="L1">
      <style:paragraph-properties fo:break-before="page"/>
      <style:text-properties officeooo:paragraph-rsid="0b0ddd8e"/>
    </style:style>
    <style:style style:name="P6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6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0d62d"/>
    </style:style>
    <style:style style:name="P6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fo:font-weight="normal" officeooo:rsid="1064f98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7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8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style:text-underline-style="none" style:font-size-asian="12pt" style:font-size-complex="12pt"/>
    </style:style>
    <style:style style:name="T11" style:family="text">
      <style:text-properties style:font-name="Liberation Sans" fo:font-size="12pt" style:text-underline-style="none" officeooo:rsid="0f89d01f" style:font-size-asian="12pt" style:font-size-complex="12pt"/>
    </style:style>
    <style:style style:name="T12" style:family="text">
      <style:text-properties style:font-name="Liberation Sans" fo:font-size="12pt" style:text-underline-style="none" officeooo:rsid="00bddfbe" style:font-size-asian="12pt" style:font-size-complex="12pt"/>
    </style:style>
    <style:style style:name="T13" style:family="text">
      <style:text-properties style:font-name="Liberation Sans" fo:font-size="12pt" style:text-underline-style="none" officeooo:rsid="0fe30796" style:font-size-asian="12pt" style:font-size-complex="12pt"/>
    </style:style>
    <style:style style:name="T14" style:family="text">
      <style:text-properties style:font-name="Liberation Sans" fo:font-size="12pt" style:text-underline-style="none" officeooo:rsid="103d773d" style:font-size-asian="12pt" style:font-size-complex="12pt"/>
    </style:style>
    <style:style style:name="T15" style:family="text">
      <style:text-properties style:font-name="Liberation Sans" fo:font-size="12pt" style:text-underline-style="none" officeooo:rsid="104b2bb6" style:font-size-asian="12pt" style:font-size-complex="12pt"/>
    </style:style>
    <style:style style:name="T16" style:family="text">
      <style:text-properties style:font-name="Liberation Sans" fo:font-size="12pt" style:text-underline-style="none" officeooo:rsid="0f0ca65a" style:font-name-asian="DejaVu Sans" style:font-size-asian="12pt" style:font-style-asian="italic" style:font-size-complex="12pt" style:language-complex="nl" style:country-complex="NL" style:font-style-complex="italic" style:text-overline-style="none" style:text-overline-color="font-color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officeooo:rsid="04473353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5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5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54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628ba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7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style:text-underline-style="none" officeooo:rsid="1047f0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officeooo:rsid="0f2e8f46" style:font-size-asian="12pt" style:language-asian="nl" style:country-asian="NL" style:font-style-asian="normal" style:font-name-complex="Bitstream Vera Sans" style:font-size-complex="12pt" style:font-style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officeooo:rsid="0f923b9b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style:text-underline-style="none" officeooo:rsid="0fda5dac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97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0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07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fo:language="nl" fo:country="NL" fo:font-style="normal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fo:language="nl" fo:country="NL" fo:font-style="normal" officeooo:rsid="0b0f3a36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8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3" style:family="text">
      <style:text-properties fo:color="#000000" loext:opacity="100%" style:font-name="Liberation Sans" fo:font-size="12pt" style:font-size-asian="12pt" style:font-size-complex="12pt"/>
    </style:style>
    <style:style style:name="T13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3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3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3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8" style:family="text">
      <style:text-properties fo:color="#000000" loext:opacity="100%" officeooo:rsid="0f2e8f46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8d52b72" style:font-name-asian="DejaVu Sans" style:font-size-asian="12pt" style:font-size-complex="12pt" style:language-complex="nl" style:country-complex="NL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105811c9" style:font-name-asian="DejaVu Sans" style:font-size-asian="12pt" style:font-size-complex="12pt" style:language-complex="nl" style:country-complex="NL"/>
    </style:style>
    <style:style style:name="T155" style:family="text">
      <style:text-properties style:text-line-through-style="none" style:text-line-through-type="none" style:font-name="Liberation Sans" fo:font-size="12pt" style:text-underline-style="none" officeooo:rsid="0d13f73f" style:font-name-asian="DejaVu Sans" style:font-size-asian="12pt" style:font-size-complex="12pt" style:language-complex="nl" style:country-complex="N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59" style:family="text">
      <style:text-properties style:text-line-through-style="none" style:text-line-through-type="none" style:text-underline-style="none" officeooo:rsid="1047f0fb" style:font-name-asian="DejaVu Sans" style:font-size-asian="12pt" style:font-size-complex="12pt" style:language-complex="nl" style:country-complex="NL"/>
    </style:style>
    <style:style style:name="T160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161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16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6" style:family="text">
      <style:text-properties style:use-window-font-color="true" loext:opacity="0%" style:font-name="Liberation Sans" fo:font-size="12pt" fo:language="nl" fo:country="NL" fo:font-style="normal" style:text-underline-style="none" officeooo:rsid="1044a3c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style:use-window-font-color="true" loext:opacity="0%" style:font-name="Liberation Sans" fo:font-size="12pt" fo:language="nl" fo:country="NL" fo:font-style="normal" fo:font-weight="normal" officeooo:rsid="0fe28eb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nl" fo:country="NL" style:text-underline-style="none" fo:font-weight="normal" officeooo:rsid="104b2bb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officeooo:rsid="104b2bb6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80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8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182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183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84" style:family="text">
      <style:text-properties style:use-window-font-color="true" loext:opacity="0%" style:font-name="Liberation Sans" fo:font-size="12pt" style:text-underline-style="none" officeooo:rsid="046ccdc8" style:font-name-asian="DejaVu Sans" style:font-size-asian="12pt" style:font-style-asian="italic" style:font-size-complex="12pt" style:language-complex="nl" style:country-complex="NL" style:font-style-complex="italic" style:text-overline-style="none" style:text-overline-color="font-color"/>
    </style:style>
    <style:style style:name="T185" style:family="text">
      <style:text-properties officeooo:rsid="04473353"/>
    </style:style>
    <style:style style:name="T18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628ba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64f98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officeooo:rsid="0aace3cd"/>
    </style:style>
    <style:style style:name="T1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fo:font-weight="normal" officeooo:rsid="01657261" style:font-size-asian="10pt" style:font-size-complex="10pt"/>
    </style:style>
    <style:style style:name="T205" style:family="text">
      <style:text-properties fo:font-variant="normal" fo:text-transform="none" fo:color="#000000" loext:opacity="100%" style:text-line-through-style="none" style:text-line-through-type="none" fo:letter-spacing="normal" fo:language="en" fo:country="GB" fo:font-style="normal" style:text-underline-style="none" officeooo:rsid="01657261" style:font-size-asian="10pt" style:font-size-complex="10pt"/>
    </style:style>
    <style:style style:name="T20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9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0" style:family="text">
      <style:text-properties officeooo:rsid="0f95a7a0"/>
    </style:style>
    <style:style style:name="T221" style:family="text">
      <style:text-properties officeooo:rsid="0f8f58bd"/>
    </style:style>
    <style:style style:name="T222" style:family="text">
      <style:text-properties style:text-underline-style="none" officeooo:rsid="0f0ca65a" style:font-style-asian="italic" style:font-size-complex="12pt" style:font-style-complex="italic"/>
    </style:style>
    <style:style style:name="T223" style:family="text">
      <style:text-properties officeooo:rsid="104b2bb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61"><text:span text:style-name="T111">C</text:span><text:span text:style-name="T110">hecklist voor </text:span><text:span text:style-name="T112">de installatie</text:span><text:span text:style-name="T110"> van </text:span><text:span text:style-name="T110"><text:user-field-get text:name="Distro">Ubuntu</text:user-field-get></text:span><text:span text:style-name="T110"><text:s/></text:span><text:span text:style-name="T116"><text:user-field-get text:name="Version">24.04 LTS</text:user-field-get></text:span><text:span text:style-name="T114"><text:note text:id="ftn1" text:note-class="footnote"><text:note-citation>1</text:note-citation><text:note-body><text:p text:style-name="P44"><text:span text:style-name="T197">D</text:span><text:span text:style-name="T190">eze </text:span><text:span text:style-name="T201"><text:user-field-get text:name="Distro">Ubuntu</text:user-field-get></text:span><text:span text:style-name="T192"><text:s/></text:span><text:span text:style-name="T202"><text:user-field-get text:name="Version">24.04 LTS</text:user-field-get></text:span><text:span text:style-name="T202"><text:s/>Server</text:span><text:span text:style-name="T190"> van april</text:span><text:span text:style-name="T193"> </text:span><text:span text:style-name="T203"><text:user-field-get text:name="Releaseyear">2024</text:user-field-get></text:span><text:span text:style-name="T194"><text:s/></text:span><text:span text:style-name="T197">is een zogenaamde </text:span><text:span text:style-name="T190">LTS-</text:span><text:span text:style-name="T197">versie</text:span><text:span text:style-name="T190"> </text:span><text:span text:style-name="T197">(</text:span><text:span text:style-name="T190">staat voor Long-Term Support, </text:span><text:span text:style-name="T191">langetermijnondersteuning</text:span><text:span text:style-name="T197">)</text:span><text:span text:style-name="T191"> </text:span><text:span text:style-name="T199">en</text:span><text:span text:style-name="T194"> </text:span><text:span text:style-name="T190">wordt gedurende 5 jaar ondersteund tot april 202</text:span><text:span text:style-name="T198">9</text:span><text:span text:style-name="T190">, en met een </text:span><text:span text:style-name="T195">gratis persoonlijk </text:span><text:span text:style-name="T190">Ubuntu </text:span><text:span text:style-name="T196">P</text:span><text:span text:style-name="T190">ro-abonnement gedurende 1</text:span><text:span text:style-name="T200">0</text:span><text:span text:style-name="T190"> jaar tot april 203</text:span><text:span text:style-name="T198">4</text:span><text:span text:style-name="T190">.</text:span></text:p></text:note-body></text:note></text:span><text:span text:style-name="T115"><text:s/></text:span><text:span text:style-name="T117">Server</text:span><text:span text:style-name="T113">.</text:span></text:p>
      <text:p text:style-name="P54"/>
      <text:p text:style-name="P54"/>
      <text:p text:style-name="P50">Vul het tekstvak achter &lt;...&gt; in</text:p>
      <text:p text:style-name="P4"><text:span text:style-name="T21">&lt;</text:span><text:span text:style-name="T177">g</text:span><text:span text:style-name="T9">ebruiker</text:span><text:span text:style-name="T21">&gt;</text:span><text:span text:style-name="T169"><text:tab/><text:tab/></text:span><text:span text:style-name="T183"> <text:tab/><text:tab/></text:span><text:span text:style-name="T170"><draw:control text:anchor-type="as-char" svg:y="-0.4cm" draw:z-index="10" draw:name="Gebruiker 1" draw:style-name="gr2" draw:text-style-name="P69" svg:width="6.002cm" svg:height="0.5cm" draw:control="control9"><svg:title>Gebruiker</svg:title><svg:desc>Volledige naam, bijv. Jan Stek</svg:desc></draw:control></text:span><text:span text:style-name="T170"><text:tab/></text:span><text:span text:style-name="T171">b</text:span><text:span text:style-name="T213">ijv.</text:span><text:span text:style-name="T172"> </text:span><text:span text:style-name="T181">J</text:span><text:span text:style-name="T182">a</text:span><text:span text:style-name="T181">n </text:span><text:span text:style-name="T182">Jansen</text:span></text:p>
      <text:p text:style-name="P49"><text:span text:style-name="T9">&lt;</text:span><text:span text:style-name="T175">g</text:span><text:span text:style-name="T10">ebruikersnaam&gt;<text:tab/></text:span><text:span text:style-name="T174"><draw:control text:anchor-type="as-char" svg:y="-0.4cm" draw:z-index="11" draw:name="Gberuikersnaam 2" draw:style-name="gr2" draw:text-style-name="P69" svg:width="6.002cm" svg:height="0.5cm" draw:control="control10"><svg:title>Gebruikersnaam</svg:title><svg:desc>Korte naam, bijv. jan</svg:desc></draw:control></text:span><text:span text:style-name="T174"><text:tab/></text:span><text:span text:style-name="T176">b</text:span><text:span text:style-name="T216">ijv.</text:span><text:span text:style-name="T5"> </text:span><text:span text:style-name="T128">j</text:span><text:span text:style-name="T129">a</text:span><text:span text:style-name="T128">n</text:span></text:p>
      <text:p text:style-name="P2"><text:span text:style-name="T9">&lt;</text:span><text:span text:style-name="T13">comput</text:span><text:span text:style-name="T14">ernaam&gt;</text:span><text:span text:style-name="T178"><text:tab/><text:tab/></text:span><text:span text:style-name="T10"><draw:control text:anchor-type="as-char" svg:y="-0.4cm" draw:z-index="12" draw:name="Computernaam 1" draw:style-name="gr2" draw:text-style-name="P69" svg:width="6.002cm" svg:height="0.5cm" draw:control="control11"><svg:title>Computernaam</svg:title><svg:desc>Unieke naam van de computer</svg:desc></draw:control></text:span><text:span text:style-name="T10"><text:tab/></text:span><text:span text:style-name="T15">b</text:span><text:span text:style-name="T215">ijv.</text:span><text:span text:style-name="T163"> </text:span><text:span text:style-name="T167">sv</text:span><text:span text:style-name="T168">02</text:span></text:p>
      <text:p text:style-name="P4"><text:span text:style-name="T21">&lt;</text:span><text:span text:style-name="T177">g</text:span><text:span text:style-name="T9">ebruiker</text:span><text:span text:style-name="T162">&gt;<text:tab/></text:span><text:span text:style-name="T164"><text:tab/></text:span><text:span text:style-name="T183"> <text:tab/><text:tab/></text:span><text:span text:style-name="T170"><draw:control text:anchor-type="as-char" svg:y="-0.4cm" draw:z-index="13" draw:name="Gebruiker 2" draw:style-name="gr2" draw:text-style-name="P69" svg:width="6.002cm" svg:height="0.5cm" draw:control="control12"><svg:title>Gebruiker</svg:title><svg:desc>Volledige naam, bijv. Jan Stek</svg:desc></draw:control></text:span><text:span text:style-name="T170"><text:tab/></text:span><text:span text:style-name="T171">e</text:span><text:span text:style-name="T214">vt.</text:span><text:span text:style-name="T173"> extra gebruikers</text:span></text:p>
      <text:p text:style-name="P55"><text:span text:style-name="T21">&lt;</text:span><text:span text:style-name="T177">g</text:span><text:span text:style-name="T9">ebruikersnaam</text:span><text:span text:style-name="T162">&gt;<text:tab/></text:span><text:span text:style-name="T174"><draw:control text:anchor-type="as-char" svg:y="-0.4cm" draw:z-index="14" draw:name="Gberuikersnaam 1" draw:style-name="gr2" draw:text-style-name="P69" svg:width="6.002cm" svg:height="0.5cm" draw:control="control13"><svg:title>Gebruikersnaam</svg:title><svg:desc>Korte naam, bijv. jan</svg:desc></draw:control></text:span><text:span text:style-name="T174"><text:tab/></text:span><text:span text:style-name="T176">e</text:span><text:span text:style-name="T217">vt.</text:span><text:span text:style-name="T165"> </text:span><text:span text:style-name="T166">extra gebruikers</text:span></text:p>
      <text:p text:style-name="P51"><text:span text:style-name="T223">v</text:span>ervang &lt;...&gt; in deze checklist door de waarde in het tekstvak.</text:p>
      <text:p text:style-name="P3"/>
      <text:p text:style-name="P22"/>
      <text:p text:style-name="P1"><text:span text:style-name="Strong_20_Emphasis"><text:span text:style-name="T106">Nog niet op Linux?</text:span></text:span><text:span text:style-name="T123"><text:tab/></text:span><text:span text:style-name="T126">G</text:span><text:span text:style-name="T124">ebruik </text:span><text:span text:style-name="Strong_20_Emphasis"><text:span text:style-name="T130">Checklist </text:span></text:span><text:span text:style-name="Strong_20_Emphasis"><text:span text:style-name="T131">overzetten</text:span></text:span><text:span text:style-name="T124"> op </text:span><text:a xlink:type="simple" xlink:href="https://karelzimer.nl/nl" text:style-name="Internet_20_link" text:visited-style-name="Visited_20_Internet_20_Link"><text:span text:style-name="Internet_20_link"><text:span text:style-name="T4">karelzimmer.nl/nl</text:span></text:span></text:a><text:span text:style-name="T121">.</text:span></text:p>
      <text:p text:style-name="P1"><text:span text:style-name="Strong_20_Emphasis"><text:span text:style-name="T108">Nieuwe installatie?</text:span></text:span><text:span text:style-name="T121"><text:tab/></text:span><text:span text:style-name="T126">B</text:span><text:span text:style-name="T121">egin bij hoofdstuk </text:span><text:span text:style-name="Strong_20_Emphasis"><text:span text:style-name="T108"><text:bookmark-ref text:reference-format="page" text:ref-name="__RefNumPara__4009_1271708128">2</text:bookmark-ref></text:span></text:span><text:span text:style-name="Strong_20_Emphasis"><text:span text:style-name="T108"><text:s text:c="2"/></text:span></text:span><text:span text:style-name="Strong_20_Emphasis"><text:span text:style-name="T109"><text:bookmark-ref text:reference-format="text" text:ref-name="__RefNumPara__4009_1271708128">Installatie uitvoeren</text:bookmark-ref></text:span></text:span><text:span text:style-name="T122">.</text:span></text:p>
      <text:p text:style-name="P17"/>
      <text:p text:style-name="P17"/>
      <text:list text:style-name="L1">
        <text:list-item>
          <text:p text:style-name="P64"><text:bookmark-start text:name="__RefNumPara__4083_1271708128"/>Installatie voorbereiden<text:bookmark-end text:name="__RefNumPara__4083_1271708128"/></text:p>
        </text:list-item>
      </text:list>
      <text:p text:style-name="P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><text:span text:style-name="Strong_20_Emphasis"><text:span text:style-name="T42"><draw:control text:anchor-type="as-char" draw:z-index="5" draw:name="Vorm3_0" draw:style-name="gr1" draw:text-style-name="P68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42"><draw:control text:anchor-type="as-char" draw:z-index="8" draw:name="Vorm3_ 2" draw:style-name="gr1" draw:text-style-name="P68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6"><text:span text:style-name="T29">Aanmelden als </text:span><text:span text:style-name="T22">&lt;</text:span><text:span text:style-name="T179">g</text:span><text:span text:style-name="T7">ebruiker</text:span><text:span text:style-name="T22">&gt;</text:span><text:span text:style-name="T8"><text:note text:id="ftn2" text:note-class="footnote"><text:note-citation>2</text:note-citation><text:note-body><text:p text:style-name="P31"><text:span text:style-name="T57">E</text:span><text:span text:style-name="T69">v</text:span><text:span text:style-name="T70">en</text:span><text:span text:style-name="T72">t</text:span><text:span text:style-name="T73">uele </text:span><text:span text:style-name="T74">extra </text:span><text:span text:style-name="T218">gebruiker</text:span><text:span text:style-name="T67">s</text:span><text:span text:style-name="T74"> aanmelden </text:span><text:span text:style-name="T75">en dezelfde stappen uitvoeren</text:span><text:span text:style-name="T71">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2" office:value-type="string">
            <text:p text:style-name="P56"/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41"><text:span text:style-name="Strong_20_Emphasis"><text:span text:style-name="T55"><draw:control text:anchor-type="as-char" draw:z-index="15" draw:name="Vorm 3" draw:style-name="gr1" draw:text-style-name="P6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31"/></text:span></text:p>
          </table:table-cell>
          <table:table-cell table:style-name="_31_._5f_Installatie_5f_voorbereiden.D3" office:value-type="string">
            <text:p text:style-name="P45"><text:span text:style-name="T56">Typ: </text:span><text:span text:style-name="User_20_Entry"><text:span text:style-name="T85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4" office:value-type="string">
            <text:p text:style-name="P27"><text:span text:style-name="T2">V</text:span><text:span text:style-name="T33">olg </text:span><text:span text:style-name="T34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5" office:value-type="string">
            <text:p text:style-name="P57"/>
          </table:table-cell>
        </table:table-row>
        <table:table-row table:style-name="_31_._5f_Installatie_5f_voorbereiden.6"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41"><text:span text:style-name="Strong_20_Emphasis"><text:span text:style-name="T55"><draw:control text:anchor-type="as-char" draw:z-index="16" draw:name="Vorm 4" draw:style-name="gr1" draw:text-style-name="P68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55"><draw:control text:anchor-type="as-char" draw:z-index="17" draw:name="Vorm 5" draw:style-name="gr1" draw:text-style-name="P68" svg:width="0.35cm" svg:height="0.35cm" draw:control="control16"/></text:span></text:span></text:p>
          </table:table-cell>
          <table:table-cell table:style-name="_31_._5f_Installatie_5f_voorbereiden.D6" office:value-type="string">
            <text:p text:style-name="P45"><text:span text:style-name="T56">Typ: </text:span><text:span text:style-name="User_20_Entry"><text:span text:style-name="T85">kz menu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31"/></text:span></text:p>
          </table:table-cell>
          <table:table-cell table:style-name="_31_._5f_Installatie_5f_voorbereiden.D7" office:value-type="string">
            <text:p text:style-name="P46"><text:span text:style-name="T34">Kie</text:span><text:span text:style-name="T38">s</text:span><text:span text:style-name="T34"> </text:span><text:span text:style-name="Strong_20_Emphasis"><text:span text:style-name="T89">1</text:span></text:span><text:span text:style-name="T47"> Installatie voorbereiden</text:span><text:span text:style-name="T32">.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8" office:value-type="string">
            <text:p text:style-name="P28"><text:span text:style-name="T2">V</text:span><text:span text:style-name="T33">olg </text:span><text:span text:style-name="T34">de aanwijzingen op het scherm.</text:span></text:p>
          </table:table-cell>
        </table:table-row>
      </table:table>
      <text:p text:style-name="P7"/>
      <text:list text:continue-numbering="true" text:style-name="L1">
        <text:list-item>
          <text:p text:style-name="P63"><text:bookmark-start text:name="__RefNumPara__4009_1271708128"/><text:span text:style-name="Strong_20_Emphasis"><text:span text:style-name="T127">Installatie uitvoeren</text:span></text:span><text:bookmark-end text:name="__RefNumPara__4009_1271708128"/></text:p>
        </text:list-item>
      </text:list>
      <text:p text:style-name="P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><text:span text:style-name="Strong_20_Emphasis"><text:span text:style-name="T43"><draw:control text:anchor-type="as-char" draw:z-index="2" draw:name="Vorm9" draw:style-name="gr1" draw:text-style-name="P68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48"><text:span text:style-name="T133">Start de computer op vanaf</text:span><text:span text:style-name="T133"><text:note text:id="ftn3" text:note-class="footnote"><text:note-citation>1</text:note-citation><text:note-body><text:p text:style-name="P52"><text:span text:style-name="T79">B</text:span><text:span text:style-name="T80">ootmenu/</text:span><text:span text:style-name="T79">S</text:span><text:span text:style-name="T80">etup</text:span><text:span text:style-name="T78"> via </text:span><text:span text:style-name="T76">é</text:span><text:span text:style-name="T77">é</text:span><text:span text:style-name="T79">n van de </text:span><text:span text:style-name="T81">Veelgebruikte toetsen: </text:span><text:span text:style-name="T205">Esc</text:span><text:span text:style-name="T204">, </text:span><text:span text:style-name="T205">Delete</text:span><text:span text:style-name="T204">, </text:span><text:span text:style-name="T205">F1</text:span><text:span text:style-name="T204">, </text:span><text:span text:style-name="T205">F2</text:span><text:span text:style-name="T204">, </text:span><text:span text:style-name="T205">F9</text:span><text:span text:style-name="T204">, </text:span><text:span text:style-name="T205">F10</text:span><text:span text:style-name="T204">, </text:span><text:span text:style-name="T205">F11</text:span><text:span text:style-name="T204">, of </text:span><text:span text:style-name="T205">F12</text:span></text:p></text:note-body></text:note></text:span><text:span text:style-name="T133"> </text:span><text:span text:style-name="T136">een </text:span><text:span text:style-name="T118"><text:user-field-get text:name="Distro">Ubuntu</text:user-field-get></text:span><text:span text:style-name="T132"><text:s/></text:span><text:span text:style-name="T119"><text:user-field-get text:name="Version">24.04 LTS</text:user-field-get></text:span><text:span text:style-name="T119"><text:s/></text:span><text:span text:style-name="T120">Server</text:span><text:span text:style-name="T50"> </text:span><text:span text:style-name="T51">Live</text:span><text:span text:style-name="T51"><text:note text:id="ftn4" text:note-class="footnote"><text:note-citation>2</text:note-citation><text:note-body><text:p text:style-name="P53"><text:span text:style-name="T185">Vanaf een </text:span><text:span text:style-name="T220">L</text:span><text:span text:style-name="T185">ive </text:span><text:span text:style-name="T221">USB</text:span><text:span text:style-name="T189">-stick</text:span><text:span text:style-name="T19"> </text:span><text:span text:style-name="T185">kunt u opstarten en </text:span><text:span text:style-name="T17">met </text:span><text:span text:style-name="T137"><text:user-field-get text:name="Distro">Ubuntu</text:user-field-get></text:span><text:span text:style-name="T137"><text:s/></text:span><text:span text:style-name="T185">werken zonder enige bestanden op de harde schijf te wijzigen en maakt ook installatie van </text:span><text:span text:style-name="T137"><text:user-field-get text:name="Distro">Ubuntu</text:user-field-get></text:span><text:span text:style-name="T137"><text:s/></text:span><text:span text:style-name="T185">mogelijk.</text:span></text:p></text:note-body></text:note></text:span><text:span text:style-name="T51"> </text:span><text:span text:style-name="T54">USB</text:span><text:span text:style-name="T52">-stick</text:span><text:span text:style-name="T52"><text:note text:id="ftn5" text:note-class="footnote"><text:note-citation>3</text:note-citation><text:note-body><text:p text:style-name="P47"><text:span text:style-name="T66">Maak een opstartbare USB-stick</text:span><text:span text:style-name="T63">:<text:line-break/></text:span><text:span text:style-name="T58">Download </text:span><text:span text:style-name="T59">een </text:span><text:span text:style-name="Sterk_20_accent_20_voetnoot"><text:span text:style-name="T94"><text:user-field-get text:name="Distro">Ubuntu</text:user-field-get></text:span></text:span><text:span text:style-name="Sterk_20_accent_20_voetnoot"><text:span text:style-name="T94"><text:s/></text:span></text:span><text:span text:style-name="Sterk_20_accent_20_voetnoot"><text:span text:style-name="T95">Server </text:span></text:span><text:span text:style-name="Sterk_20_accent_20_voetnoot"><text:span text:style-name="T94"><text:user-field-get text:name="Version">24.04 LTS</text:user-field-get></text:span></text:span><text:span text:style-name="T68"><text:s/></text:span><text:span text:style-name="T61">i</text:span><text:span text:style-name="T65">mage</text:span><text:span text:style-name="T61"> </text:span><text:span text:style-name="T60">vanaf </text:span><text:a xlink:type="simple" xlink:href="https://ubuntu.com/" text:style-name="Internet_20_link" text:visited-style-name="Visited_20_Internet_20_Link"><text:span text:style-name="T187">ubuntu.com</text:span></text:a><text:span text:style-name="T60">.</text:span><text:span text:style-name="T62"><text:line-break/>De </text:span><text:span text:style-name="T64">ver</text:span><text:span text:style-name="T62">volgstappen staan beschreven in </text:span><text:span text:style-name="Sterk_20_accent_20_voetnoot"><text:span text:style-name="T96">Linux informatie</text:span></text:span><text:span text:style-name="T62">, te vinden op </text:span><text:a xlink:type="simple" xlink:href="https://karelzimmer.nl/nl" text:style-name="Internet_20_link" text:visited-style-name="Visited_20_Internet_20_Link"><text:span text:style-name="T188">karelzimmer.nl/nl</text:span></text:a><text:span text:style-name="T62">.</text:span></text:p></text:note-body></text:note></text:span><text:span text:style-name="T53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><text:span text:style-name="Strong_20_Emphasis"><text:span text:style-name="T31"/></text:span></text:p>
          </table:table-cell>
          <table:table-cell table:style-name="_32_._5f_Installatie_5f_uitvoeren.C2" office:value-type="string">
            <text:p text:style-name="P13"><text:span text:style-name="T38">Selecteer</text:span><text:span text:style-name="T27"> </text:span><text:span text:style-name="Strong_20_Emphasis"><text:span text:style-name="T92">Try or Install Ubuntu </text:span></text:span><text:span text:style-name="Strong_20_Emphasis"><text:span text:style-name="T93">Server</text:span></text:span><text:span text:style-name="T25"> </text:span><text:span text:style-name="T28">en druk op </text:span><text:span text:style-name="T40">de </text:span><text:span text:style-name="T87">Enter</text:span><text:span text:style-name="T32">-toets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2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4" office:value-type="string">
            <text:p text:style-name="P30"><text:span text:style-name="Emphasis"><text:span text:style-name="T212">Volg de installatieschermen en vul deze in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4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1" draw:text-style-name="P68" svg:width="0.35cm" svg:height="0.35cm" draw:control="control6"/></text:span></text:p>
          </table:table-cell>
          <table:table-cell table:style-name="_32_._5f_Installatie_5f_uitvoeren.C6" office:value-type="string">
            <text:p text:style-name="Standard"><text:span text:style-name="T134">Kies</text:span><text:span text:style-name="T135"> </text:span><text:span text:style-name="Strong_20_Emphasis"><text:span text:style-name="T138">Nederlands</text:span></text:span><text:span text:style-name="T32"> </text:span><text:span text:style-name="T41">en druk op </text:span><text:span text:style-name="T40">de </text:span><text:span text:style-name="T88">Enter</text:span><text:span text:style-name="T32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><text:span text:style-name="Strong_20_Emphasis"><text:span text:style-name="T31"><draw:control text:anchor-type="as-char" draw:z-index="6" draw:name="Vorm 1" draw:style-name="gr1" draw:text-style-name="P68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9"><text:span text:style-name="T148">Bij</text:span><text:span text:style-name="T140"> </text:span><text:span text:style-name="Strong_20_Emphasis"><text:span text:style-name="T156">Profile </text:span></text:span><text:span text:style-name="Strong_20_Emphasis"><text:span text:style-name="T157">configuration</text:span></text:span><text:span text:style-name="T158">: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9" office:value-type="string">
            <text:p text:style-name="P10"><text:span text:style-name="T145">V</text:span><text:span text:style-name="T141">ul </text:span><text:span text:style-name="T142">in </text:span><text:span text:style-name="Strong_20_Emphasis"><text:span text:style-name="T146">Your</text:span></text:span><text:span text:style-name="Strong_20_Emphasis"><text:span text:style-name="T143"> n</text:span></text:span><text:span text:style-name="Strong_20_Emphasis"><text:span text:style-name="T144">a</text:span></text:span><text:span text:style-name="Strong_20_Emphasis"><text:span text:style-name="T146">me</text:span></text:span><text:span text:style-name="T144"> </text:span><text:span text:style-name="T222">&lt;</text:span><text:span text:style-name="T184">g</text:span><text:span text:style-name="T16">ebruiker</text:span><text:span text:style-name="T222">&gt;</text:span><text:span text:style-name="T149">, </text:span><text:span text:style-name="Strong_20_Emphasis"><text:span text:style-name="T160"><text:line-break/></text:span></text:span><text:span text:style-name="Strong_20_Emphasis"><text:span text:style-name="T146">Your server</text:span></text:span><text:span text:style-name="Strong_20_Emphasis"><text:span text:style-name="T151">'</text:span></text:span><text:span text:style-name="Strong_20_Emphasis"><text:span text:style-name="T152">s name</text:span></text:span><text:span text:style-name="T12"> &lt;</text:span><text:span text:style-name="T11">comp</text:span><text:span text:style-name="T12">uternaam&gt;</text:span><text:span text:style-name="T144">,</text:span><text:span text:style-name="Strong_20_Emphasis"><text:span text:style-name="T161"><text:line-break/></text:span></text:span><text:span text:style-name="Strong_20_Emphasis"><text:span text:style-name="T147">Pick a username</text:span></text:span><text:span text:style-name="T144"> &lt;</text:span><text:span text:style-name="T12">gebruikersnaam&gt;</text:span><text:span text:style-name="T144">,</text:span><text:span text:style-name="Strong_20_Emphasis"><text:span text:style-name="T161"><text:line-break/></text:span></text:span><text:span text:style-name="T150">g</text:span><text:span text:style-name="T139">eef tweemaal een </text:span><text:span text:style-name="Strong_20_Emphasis"><text:span text:style-name="T139">wachtwoord</text:span></text:span><text:span text:style-name="T153"> </text:span><text:span text:style-name="T154">en druk op </text:span><text:span text:style-name="T155">de </text:span><text:span text:style-name="T159">Enter</text:span><text:span text:style-name="T153">-toets.</text:span></text:p>
          </table:table-cell>
        </table:table-row>
      </table:table>
      <text:p text:style-name="P23"><text:span text:style-name="Strong_20_Emphasis"><text:span text:style-name="T44"/></text:span></text:p>
      <text:list text:continue-numbering="true" text:style-name="L1">
        <text:list-item>
          <text:p text:style-name="P62"><text:span text:style-name="Strong_20_Emphasis"><text:span text:style-name="T48">Installatie </text:span></text:span><text:span text:style-name="Strong_20_Emphasis"><text:span text:style-name="T49">afronden</text:span></text:span></text:p>
        </text:list-item>
      </text:list>
      <text:p text:style-name="P24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68" svg:width="0.35cm" svg:height="0.35cm" draw:control="control2"/></text:span></text:p>
          </table:table-cell>
          <table:table-cell table:style-name="_33_._5f_Installatie_5f_afronden.C1" office:value-type="string">
            <text:p text:style-name="P59"><text:span text:style-name="T26">Aanmelden als </text:span><text:span text:style-name="T23">&lt;</text:span><text:span text:style-name="T180">g</text:span><text:span text:style-name="T6">ebruiker</text:span><text:span text:style-name="T23">&gt;</text:span><text:span text:style-name="T26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1"><text:span text:style-name="Strong_20_Emphasis"><text:span text:style-name="T55"><draw:control text:anchor-type="as-char" draw:z-index="18" draw:name="Vorm4" draw:style-name="gr1" draw:text-style-name="P68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45"><text:span text:style-name="T56">Typ: </text:span><text:span text:style-name="User_20_Entry"><text:span text:style-name="T85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4" office:value-type="string">
            <text:p text:style-name="P29"><text:span text:style-name="T2">V</text:span><text:span text:style-name="T33">olg </text:span><text:span text:style-name="T34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5" office:value-type="string">
            <text:p text:style-name="P58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1"><text:span text:style-name="Strong_20_Emphasis"><text:span text:style-name="T55"><draw:control text:anchor-type="as-char" draw:z-index="19" draw:name="Vorm 7" draw:style-name="gr1" draw:text-style-name="P68" svg:width="0.35cm" svg:height="0.35cm" draw:control="control18"/></text:span></text:span></text:p>
          </table:table-cell>
          <table:table-cell table:style-name="_33_._5f_Installatie_5f_afronden.C6" office:value-type="string">
            <text:p text:style-name="P45"><text:span text:style-name="T56">Typ: </text:span><text:span text:style-name="User_20_Entry"><text:span text:style-name="T85">kz menu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><text:span text:style-name="Strong_20_Emphasis"><text:span text:style-name="T31"/></text:span></text:p>
          </table:table-cell>
          <table:table-cell table:style-name="_33_._5f_Installatie_5f_afronden.C7" office:value-type="string">
            <text:p text:style-name="P46"><text:span text:style-name="T34">Kie</text:span><text:span text:style-name="T39">s</text:span><text:span text:style-name="T35"> </text:span><text:span text:style-name="Strong_20_Emphasis"><text:span text:style-name="T90">3</text:span></text:span><text:span text:style-name="T46"> Installatie afronden</text:span><text:span text:style-name="T32">.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8" office:value-type="string">
            <text:p text:style-name="P28"><text:span text:style-name="T2">V</text:span><text:span text:style-name="T33">olg </text:span><text:span text:style-name="T34">de aanwijzingen op het scherm.</text:span></text:p>
          </table:table-cell>
        </table:table-row>
      </table:table>
      <text:p text:style-name="P24"><text:span text:style-name="Strong_20_Emphasis"><text:span text:style-name="T26"/></text:span></text:p>
      <text:list text:continue-numbering="true" text:style-name="L1">
        <text:list-item>
          <text:p text:style-name="P65"><text:span text:style-name="Strong_20_Emphasis"><text:span text:style-name="T1">Gebruiker inrichten</text:span></text:span></text:p>
        </text:list-item>
      </text:list>
      <text:p text:style-name="P1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><text:span text:style-name="T43"><draw:control text:anchor-type="as-char" draw:z-index="4" draw:name="Vorm40_0" draw:style-name="gr1" draw:text-style-name="P68" svg:width="0.35cm" svg:height="0.35cm" draw:control="control3"/></text:span></text:p>
          </table:table-cell>
          <table:table-cell table:style-name="Tabel2.A1" office:value-type="string">
            <text:p text:style-name="P39"><text:span text:style-name="T43"><draw:control text:anchor-type="as-char" draw:z-index="9" draw:name="Vorm40_ 1" draw:style-name="gr1" draw:text-style-name="P68" svg:width="0.35cm" svg:height="0.35cm" draw:control="control8"/></text:span></text:p>
          </table:table-cell>
          <table:table-cell table:style-name="Tabel2.D1" office:value-type="string">
            <text:p text:style-name="P16"><text:span text:style-name="T26">Aanmelden als </text:span><text:span text:style-name="T23">&lt;</text:span><text:span text:style-name="T180">g</text:span><text:span text:style-name="T6">ebruiker</text:span><text:span text:style-name="T23">&gt;</text:span><text:span text:style-name="T36"><text:note text:id="ftn6" text:note-class="footnote"><text:note-citation>1</text:note-citation><text:note-body><text:p text:style-name="P32"><text:span text:style-name="T82">E</text:span><text:span text:style-name="T84">ventuele extra </text:span><text:span text:style-name="T219">gebruiker</text:span><text:span text:style-name="T83">s</text:span><text:span text:style-name="T84"> aanmelden en dezelfde stappen uitvoeren.</text:span></text:p></text:note-body></text:note></text:span><text:span text:style-name="T26">.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1"><text:span text:style-name="T55"><draw:control text:anchor-type="as-char" draw:z-index="20" draw:name="Vorm 8" draw:style-name="gr1" draw:text-style-name="P68" svg:width="0.35cm" svg:height="0.35cm" draw:control="control19"/></text:span></text:p>
          </table:table-cell>
          <table:table-cell table:style-name="Tabel2.A1" office:value-type="string">
            <text:p text:style-name="P41"><text:span text:style-name="T55"><draw:control text:anchor-type="as-char" draw:z-index="21" draw:name="Vorm 9" draw:style-name="gr1" draw:text-style-name="P68" svg:width="0.35cm" svg:height="0.35cm" draw:control="control20"/></text:span></text:p>
          </table:table-cell>
          <table:table-cell table:style-name="Tabel2.D3" office:value-type="string">
            <text:p text:style-name="P45"><text:span text:style-name="T56">Typ: </text:span><text:span text:style-name="User_20_Entry"><text:span text:style-name="T86">kz menu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Standard"/>
          </table:table-cell>
          <table:table-cell table:style-name="Tabel2.A1" office:value-type="string">
            <text:p text:style-name="Standard"/>
          </table:table-cell>
          <table:table-cell table:style-name="Tabel2.D4" office:value-type="string">
            <text:p text:style-name="Standard"><text:span text:style-name="T34">Kie</text:span><text:span text:style-name="T39">s</text:span><text:span text:style-name="T35"> </text:span><text:span text:style-name="Strong_20_Emphasis"><text:span text:style-name="T91">4</text:span></text:span><text:span text:style-name="T45"> Gebruiker inrichten</text:span><text:span text:style-name="T32">.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5" office:value-type="string">
            <text:p text:style-name="P28"><text:span text:style-name="T2">V</text:span><text:span text:style-name="T33">olg </text:span><text:span text:style-name="T34">de aanwijzingen op het scherm.</text:span></text:p>
          </table:table-cell>
        </table:table-row>
      </table:table>
      <text:p text:style-name="P11"><text:span text:style-name="T37"/></text:p>
      <text:p text:style-name="P60"/>
      <text:p text:style-name="P21"><text:span text:style-name="T98">E</text:span><text:span text:style-name="T99">inde c</text:span><text:span text:style-name="T100">hecklist, </text:span><text:span text:style-name="T101">d</text:span><text:span text:style-name="T100">e installatie van </text:span><text:span text:style-name="T104"><text:user-field-get text:name="Distro">Ubuntu</text:user-field-get></text:span><text:span text:style-name="T102"><text:s/></text:span><text:span text:style-name="T103"><text:user-field-get text:name="Version">24.04 LTS</text:user-field-get></text:span><text:span text:style-name="T103"><text:s/></text:span><text:span text:style-name="T105">Server</text:span><text:span text:style-name="T97"> </text:span><text:span text:style-name="T100">is voltooid.</text:span></text:p>
      <text:p text:style-name="P5"/>
      <text:list text:style-name="L2">
        <text:list-header>
          <text:p text:style-name="P66"><text:span text:style-name="T207">Geschreven door </text:span><text:a xlink:type="simple" xlink:href="mailto:info@karelzimmer.nl?subject=Checklist%20installatie%20Linux" text:style-name="Internet_20_link" text:visited-style-name="Visited_20_Internet_20_Link"><text:span text:style-name="T208">Karel Zimmer</text:span></text:a><text:span text:style-name="T209">.</text:span></text:p>
          <text:p text:style-name="P67"><text:span text:style-name="T211">Licentie </text:span><text:span text:style-name="T209">C</text:span><text:span text:style-name="T210">C0</text:span><text:span text:style-name="T209"> 1.0 </text:span><text:span text:style-name="T206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6"><text:s/></text:span><text:span text:style-name="T206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6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5-04-05T14:18:07.612329795">05-04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5T14:18:07.438814067</dc:date>
    <meta:keyword>Installatie</meta:keyword>
    <meta:keyword>Checklist</meta:keyword>
    <meta:keyword>Linux</meta:keyword>
    <meta:editing-cycles>6915</meta:editing-cycles>
    <meta:editing-duration>P12DT8H22M25S</meta:editing-duration>
    <dc:creator>Karel Zimmer</dc:creator>
    <meta:document-statistic meta:table-count="4" meta:image-count="2" meta:object-count="0" meta:page-count="4" meta:paragraph-count="62" meta:word-count="356" meta:character-count="2439" meta:non-whitespace-character-count="2115"/>
    <meta:user-defined meta:name="Info 1"/>
    <meta:user-defined meta:name="Info 2"/>
    <meta:user-defined meta:name="Info 3"/>
    <meta:user-defined meta:name="Info 4"/>
  </office:meta>
</office:document-meta>
</file>